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www.fimfiction.net/story/301668/negotiations" text:style-name="Internet_20_link" text:visited-style-name="Visited_20_Internet_20_Link"><text:span text:style-name="T1">https://www.fimfiction.net/story/301668/negotiations</text:span></text:a> </text:p>
      <text:p text:style-name="P1"/>
      <text:p text:style-name="P1">TCB to temat-rzeka. Zdawałoby się, że został już wymęczony na wszelkie możliwe sposoby, że zużył już swój przydział kłótni oraz shitstormów i że teraz pozostało mu już tylko gnicie na śmietniku fanfikowej historii – potem jednak człowiek wpada na takie krótkie „Negotations” i już wie, że nawet ze starych, (nie)dobrych Biur Adaptacyjnych da się coś jeszcze wycisnąć.</text:p>
      <text:p text:style-name="P1"/>
      <text:p text:style-name="P1">Equestria przegrała. Jej pojawienie się na Ziemi szybko doprowadziło do wojny, gdy Celestia spróbowała sobie podporządkować całą planetę i zmienić ludzi w kuce, co jednak doprowadziło do tego, że zjednoczone siły rodzaju ludzkiego po długiej i ciężkiej walce zatknęły swoje sztandary na terenach Equestrii. Ot, można by powiedzieć, anty-TCB, jakich wiele – jednak w tym wypadku kryje się za tym coś więcej. Mianowicie akcja opowiadania, jak i całej serii, którą rozpoczyna, toczy się już po kuczej przegranej. Equestria przegrała, Twilight Sparkle – jako ostatni alicorn zdolny do kierowania krajem – zasiada z ludźmi do negocjacji, które mają zadecydować o losie Equestrii oraz pogrążonej w śpiączce Celestii. To, czego się dowie, zmieni jej sposób myślenia zarówno o przegranej wojnie, jak i jej pokonanej nauczycielce.</text:p>
      <text:p text:style-name="P1"/>
      <text:p text:style-name="P1">W opowiadaniu najważniejsza jest nowa, świeża perspektywa, jaką autor oferuje czytelnikom. Do tej pory było już kilka dzieł powiązanych z Biurami Adaptacyjnymi, opowiadającymi o losie Equestrii po zasymilowaniu Ziemi, w kilku anty-TCB poruszany był temat stanu Ziemi po pokonaniu i wygnaniu/zniszczeniu Equestrii, ale jak do tej pory nie było porządnego opowiadania, które opowiadałoby historię obu światów i ras zmuszonych do koegzystencji – i problemów z tego wynikających. Autor wziął na swoje barki zadanie opowiedzenia w jak najbardziej realistyczny i neutralny sposób całej historii – nie ma tu dobrych, nie ma złych, każdy miał po prostu swoje własne cele i doświadczenia, które wpłynęły na jego akcje. Nikt nie jest idealny, a losami pojedynczych postaci rządzi przypadek. To właśnie stanowi największą zaletę tego opowiadania, jak i całej serii, którą zaczyna. Kolejne opowiadania mówią m.in. o spotkaniu Twilight z Fluttershy, która przeszła w trakcie wojny na stronę ludzi, o przebudzeniu Celestii ze śpiączki czy na przykład o equestriańskim ruchu oporu. </text:p>
      <text:p text:style-name="P1"/>
      <text:p text:style-name="P1">Językowo opowieść jest napisana poprawnie, choć bez specjalnego szału. Nie ma tu pięknych opisów czy dopracowanych do oporu postaci – ot, porządna, rzemieślnicza robota, widać jednak, że autor starał się stworzyć coś oryginalnego. Udało mu się. </text:p>
      <text:p text:style-name="P1"/>
      <text:p text:style-name="P1"/>
      <text:p text:style-name="P1"/>
      <text:p text:style-name="P1"><text:a xlink:type="simple" xlink:href="https://cdn-img.fimfiction.net/story/0p6u-1448322004-301668-full" text:style-name="Internet_20_link" text:visited-style-name="Visited_20_Internet_20_Link"><text:span text:style-name="T1">https://cdn-img.fimfiction.net/story/0p6u-1448322004-301668-full</text:span></text:a> – źródło https://www.fimfiction.net/story/301668/negoti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6-11-02T22:56:12.171000000</dc:date>
    <meta:editing-duration>PT36M7S</meta:editing-duration>
    <meta:editing-cycles>1</meta:editing-cycles>
    <meta:document-statistic meta:table-count="0" meta:image-count="0" meta:object-count="0" meta:page-count="1" meta:paragraph-count="6" meta:word-count="370" meta:character-count="2679" meta:non-whitespace-character-count="2304"/>
  </office:meta>
</office:document-meta>
</file>